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465in"/>
    </style:style>
    <style:style style:name="co2" style:family="table-column">
      <style:table-column-properties fo:break-before="auto" style:column-width="0.7047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italic" fo:text-shadow="none" style:text-underline-style="none" fo:font-weight="bold" style:font-size-asian="10pt" style:font-style-asian="italic" style:font-weight-asian="bold" style:font-name-complex="Sans" style:font-size-complex="10pt" style:font-style-complex="italic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252" table:default-cell-style-name="Default"/>
        <table:table-row table:style-name="ro1">
          <table:table-cell table:style-name="ce1" office:value-type="string">
            <text:p>Title</text:p>
          </table:table-cell>
          <table:table-cell table:style-name="ce1" office:value-type="string">
            <text:p>Test</text:p>
          </table:table-cell>
          <table:table-cell table:style-name="ce1" office:value-type="string">
            <text:p>Input</text:p>
          </table:table-cell>
          <table:table-cell table:style-name="ce1" office:value-type="string">
            <text:p>Sum</text:p>
          </table:table-cell>
          <table:table-cell table:number-columns-repeated="252"/>
        </table:table-row>
        <table:table-row table:style-name="ro1">
          <table:table-cell table:style-name="ce1" table:number-columns-repeated="4"/>
          <table:table-cell table:number-columns-repeated="252"/>
        </table:table-row>
        <table:table-row table:style-name="ro1">
          <table:table-cell table:style-name="ce2" office:value-type="string">
            <text:p>Bad number</text:p>
          </table:table-cell>
          <table:table-cell table:formula="of:=ASIN([.C3])" office:value-type="float" office:value="0">
            <text:p>#VALUE!</text:p>
          </table:table-cell>
          <table:table-cell office:value-type="float" office:value="2">
            <text:p>2</text:p>
          </table:table-cell>
          <table:table-cell table:formula="of:=SUM([.B3])" office:value-type="float" office:value="0">
            <text:p>#VALUE!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Bad value</text:p>
          </table:table-cell>
          <table:table-cell table:formula="of:=CHOOSE([.C4];12)" office:value-type="float" office:value="0">
            <text:p>Err:502</text:p>
          </table:table-cell>
          <table:table-cell office:value-type="float" office:value="0">
            <text:p>0</text:p>
          </table:table-cell>
          <table:table-cell table:formula="of:=SUM([.B4])" office:value-type="float" office:value="0">
            <text:p>Err:502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Division by zero</text:p>
          </table:table-cell>
          <table:table-cell table:formula="of:=1/[.C5]" office:value-type="float" office:value="0">
            <text:p>#DIV/0!</text:p>
          </table:table-cell>
          <table:table-cell office:value-type="float" office:value="0">
            <text:p>0</text:p>
          </table:table-cell>
          <table:table-cell table:formula="of:=SUM([.B5])" office:value-type="float" office:value="0">
            <text:p>#DIV/0!</text:p>
          </table:table-cell>
          <table:table-cell table:number-columns-repeated="252"/>
        </table:table-row>
        <table:table-row table:style-name="ro1">
          <table:table-cell office:value-type="string">
            <text:p>Error is propagated</text:p>
          </table:table-cell>
          <table:table-cell table:formula="of:=1+[.B3]" office:value-type="float" office:value="0">
            <text:p>#VALUE!</text:p>
          </table:table-cell>
          <table:table-cell/>
          <table:table-cell table:formula="of:=SUM([.B6])" office:value-type="float" office:value="0">
            <text:p>#VALUE!</text:p>
          </table:table-cell>
          <table:table-cell table:number-columns-repeated="252"/>
        </table:table-row>
        <table:table-row table:style-name="ro1">
          <table:table-cell office:value-type="string">
            <text:p>Handle error</text:p>
          </table:table-cell>
          <table:table-cell table:formula="of:=1+IF(ISERR([.B3]);4711;[.B3])" office:value-type="float" office:value="4712">
            <text:p>4712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Not available using NA()</text:p>
          </table:table-cell>
          <table:table-cell table:formula="of:=NA()" office:value-type="float" office:value="0">
            <text:p>#N/A</text:p>
          </table:table-cell>
          <table:table-cell/>
          <table:table-cell table:formula="of:=SUM([.B9])" office:value-type="float" office:value="0">
            <text:p>#N/A</text:p>
          </table:table-cell>
          <table:table-cell table:number-columns-repeated="252"/>
        </table:table-row>
        <table:table-row table:style-name="ro1">
          <table:table-cell office:value-type="string">
            <text:p>Not available using #N/A</text:p>
          </table:table-cell>
          <table:table-cell table:formula="of:=NA()" office:value-type="float" office:value="0">
            <text:p>#N/A</text:p>
          </table:table-cell>
          <table:table-cell/>
          <table:table-cell table:formula="of:=SUM([.B10])" office:value-type="float" office:value="0">
            <text:p>#N/A</text:p>
          </table:table-cell>
          <table:table-cell table:number-columns-repeated="252"/>
        </table:table-row>
        <table:table-row table:style-name="ro1">
          <table:table-cell office:value-type="string">
            <text:p>Not available thrown by getter</text:p>
          </table:table-cell>
          <table:table-cell table:formula="of:=[.C11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SUM([.B11])"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Not available if</text:p>
          </table:table-cell>
          <table:table-cell table:formula="of:=IF([.C12]=1;NA();[.C12])" office:value-type="float" office:value="0">
            <text:p>#N/A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office:value-type="string">
            <text:p>Handle N/A</text:p>
          </table:table-cell>
          <table:table-cell table:formula="of:=1+IF(ISNA([.B12]);4711;[.B12])" office:value-type="float" office:value="4712">
            <text:p>4712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Error referenced before N/A</text:p>
          </table:table-cell>
          <table:table-cell table:formula="of:=[.B3]+[.B9]" office:value-type="float" office:value="0">
            <text:p>#N/A</text:p>
          </table:table-cell>
          <table:table-cell/>
          <table:table-cell table:formula="of:=SUM([.B15])" office:value-type="float" office:value="0">
            <text:p>#N/A</text:p>
          </table:table-cell>
          <table:table-cell table:number-columns-repeated="252"/>
        </table:table-row>
        <table:table-row table:style-name="ro1">
          <table:table-cell office:value-type="string">
            <text:p>N/A referenced before error</text:p>
          </table:table-cell>
          <table:table-cell table:formula="of:=[.B9]+[.B3]" office:value-type="float" office:value="0">
            <text:p>#VALUE!</text:p>
          </table:table-cell>
          <table:table-cell/>
          <table:table-cell table:formula="of:=SUM([.B16])" office:value-type="float" office:value="0">
            <text:p>#VALUE!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sError() on N/A</text:p>
          </table:table-cell>
          <table:table-cell table:formula="of:=ISERROR([.B12])" office:value-type="boolean" office:boolean-value="true">
            <text:p>TRUE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IsError() on error</text:p>
          </table:table-cell>
          <table:table-cell table:formula="of:=ISERROR([.B3])" office:value-type="boolean" office:boolean-value="true">
            <text:p>TRUE</text:p>
          </table:table-cell>
          <table:table-cell table:number-columns-repeated="254"/>
        </table:table-row>
        <table:table-row table:style-name="ro1">
          <table:table-cell office:value-type="string">
            <text:p>IsErr() on N/A</text:p>
          </table:table-cell>
          <table:table-cell table:formula="of:=ISERR([.B12])" office:value-type="boolean" office:boolean-value="false">
            <text:p>FALSE</text:p>
          </table:table-cell>
          <table:table-cell table:number-columns-repeated="254"/>
        </table:table-row>
        <table:table-row table:style-name="ro1">
          <table:table-cell office:value-type="string">
            <text:p>IsNA() on error</text:p>
          </table:table-cell>
          <table:table-cell table:formula="of:=ISNA([.B3])" office:value-type="boolean" office:boolean-value="false">
            <text:p>FALSE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OUNT() ignores errors and N/A</text:p>
          </table:table-cell>
          <table:table-cell table:formula="of:=COUNT(15;[.B3];[.B12])" office:value-type="float" office:value="1">
            <text:p>1</text:p>
          </table:table-cell>
          <table:table-cell table:number-columns-repeated="254"/>
        </table:table-row>
        <table:table-row table:style-name="ro1">
          <table:table-cell office:value-type="string">
            <text:p>COUNTA() counts errors and N/A</text:p>
          </table:table-cell>
          <table:table-cell table:formula="of:=COUNTA(15;[.B3];[.B12])" office:value-type="float" office:value="3">
            <text:p>3</text:p>
          </table:table-cell>
          <table:table-cell table:number-columns-repeated="254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Cite_Count" table:base-cell-address="$Sheet1.$A$1" table:cell-range-address="$Sheet1.$A$23:.$B$24"/>
        <table:named-range table:name="Cite_ErrorPropagation" table:base-cell-address="$Sheet1.$A$1" table:cell-range-address="$Sheet1.$A$6:.$B$6"/>
        <table:named-range table:name="Cite_Errors" table:base-cell-address="$Sheet1.$A$1" table:cell-range-address="$Sheet1.$A$3:.$C$5"/>
        <table:named-range table:name="Cite_IsErr" table:base-cell-address="$Sheet1.$A$1" table:cell-range-address="$Sheet1.$A$7:.$B$7"/>
        <table:named-range table:name="Cite_IsError" table:base-cell-address="$Sheet1.$A$1" table:cell-range-address="$Sheet1.$A$18:.$B$21"/>
        <table:named-range table:name="Cite_IsNA" table:base-cell-address="$Sheet1.$A$1" table:cell-range-address="$Sheet1.$A$13:.$B$13"/>
        <table:named-range table:name="Cite_NA" table:base-cell-address="$Sheet1.$A$1" table:cell-range-address="$Sheet1.$A$9:.$C$12"/>
        <table:named-range table:name="Cite_Precedence" table:base-cell-address="$Sheet1.$A$1" table:cell-range-address="$Sheet1.$A$15: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style:text-properties fo:color="#ff0000"/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style:text-properties fo:color="#ff0000"/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-</number:text>
      <number:number number: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SFr. </number:text>
      <number:number number:decimal-places="0" number:min-integer-digits="1" number:grouping="true"/>
      <number:text> </number:text>
    </number:number-style>
    <number:number-style style:name="N135P1" style:volatile="true">
      <number:text> SFr. -</number:text>
      <number:number number:decimal-places="0" number:min-integer-digits="1" number:grouping="true"/>
      <number:text> </number:text>
    </number:number-style>
    <number:number-style style:name="N135P2" style:volatile="true">
      <number:text> SFr.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-</number:text>
      <number:number number:decimal-places="2" number:min-integer-digits="1" number:grouping="true"/>
      <number:text> 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SFr. </number:text>
      <number:number number:decimal-places="2" number:min-integer-digits="1" number:grouping="true"/>
      <number:text> </number:text>
    </number:number-style>
    <number:number-style style:name="N143P1" style:volatile="true">
      <number:text> SFr. -</number:text>
      <number:number number:decimal-places="2" number:min-integer-digits="1" number:grouping="true"/>
      <number:text> </number:text>
    </number:number-style>
    <number:number-style style:name="N143P2" style:volatile="true">
      <number:text> SFr.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 $(</number:text>
      <number:number number:decimal-places="0" number:min-integer-digits="1" number:grouping="true"/>
      <number:text>)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(</number:text>
      <number:number number:decimal-places="0" number:min-integer-digits="1" number:grouping="true"/>
      <number:text>)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$</number:text>
      <number:number number:decimal-places="2" number:min-integer-digits="1" number:grouping="true"/>
      <number:text> </number:text>
    </number:number-style>
    <number:number-style style:name="N163P1" style:volatile="true">
      <number:text> $(</number:text>
      <number:number number:decimal-places="2" number:min-integer-digits="1" number:grouping="true"/>
      <number:text>)</number:text>
    </number:number-style>
    <number:number-style style:name="N163P2" style:volatile="true">
      <number:text> $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(</number:text>
      <number:number number:decimal-places="2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style:style style:name="Default" style:family="table-cell">
      <style:table-cell-properties style:rotation-align="none"/>
      <style:text-properties fo:color="#000000" style:font-name="Sans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7in" fo:margin-left="0in" fo:margin-right="0in" fo:margin-bottom="0.528in"/>
      </style:header-style>
      <style:footer-style>
        <style:header-footer-properties fo:min-height="0.2957in" fo:margin-left="0in" fo:margin-right="0in" fo:margin-top="0.528in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4:0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dc:date>2008-03-19T12:21:54</dc:date>
    <meta:editing-cycles>0</meta:editing-cycles>
    <meta:editing-duration>PT0S</meta:editing-duration>
    <meta:document-statistic meta:table-count="1" meta:cell-count="54" meta:object-count="0"/>
    <meta:user-defined meta:name="Info 1"/>
    <meta:user-defined meta:name="Info 2"/>
    <meta:user-defined meta:name="Info 3"/>
    <meta:user-defined meta:name="Info 4"/>
  </office:meta>
</office:document-meta>
</file>